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language="en" fo:country="US" fo:font-style="normal" fo:font-weight="normal" officeooo:rsid="0079f92d" officeooo:paragraph-rsid="00077412" style:font-style-asian="normal" style:font-weight-asian="normal" style:font-style-complex="normal" style:font-weight-complex="normal"/>
    </style:style>
    <style:style style:name="P2" style:family="paragraph" style:parent-style-name="Standard">
      <style:paragraph-properties fo:line-height="150%"/>
      <style:text-properties fo:font-size="14pt" fo:language="en" fo:country="US" fo:font-style="normal" fo:font-weight="bold" officeooo:rsid="0079f92d" officeooo:paragraph-rsid="00077412" style:font-size-asian="14pt" style:font-style-asian="normal" style:font-weight-asian="bold" style:font-size-complex="14pt" style:font-style-complex="normal" style:font-weight-complex="bold"/>
    </style:style>
    <style:style style:name="T1" style:family="text">
      <style:text-properties officeooo:rsid="0091dce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mmary text</text:p>
      <text:p text:style-name="P1">Using benthic foraminifera to assess water quality in Kāneʻohe Bay, Hawaii, we found <text:span text:style-name="T1">a </text:span>clear and robust spatial pattern for reef suitability in <text:s/>Kāneʻohe Bay, with areas closer to the shore and especially closer to Kāneʻohe City being less suitable, while samples from the northern bay area indicated conditions more suitable for reef growth and recover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Gregor Mathes</meta:initial-creator>
    <meta:creation-date>2021-04-17T09:48:24.713931340</meta:creation-date>
    <dc:date>2021-04-17T09:48:46.216390655</dc:date>
    <dc:creator>Gregor Mathes</dc:creator>
    <meta:editing-duration>PT21S</meta:editing-duration>
    <meta:editing-cycles>1</meta:editing-cycles>
    <meta:document-statistic meta:table-count="0" meta:image-count="0" meta:object-count="0" meta:page-count="1" meta:paragraph-count="2" meta:word-count="58" meta:character-count="367" meta:non-whitespace-character-count="310"/>
    <meta:generator>LibreOffice/6.4.6.2$Linux_X86_64 LibreOffice_project/40$Build-2</meta:generator>
  </office:meta>
</office:document-meta>
</file>